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8" style:family="paragraph" style:parent-style-name="Standard">
      <style:text-properties officeooo:rsid="00564c9b" officeooo:paragraph-rsid="00564c9b"/>
    </style:style>
    <style:style style:name="P9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0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1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39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0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6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6a912d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2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3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74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75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76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77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79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0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1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2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83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84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85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8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8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6f7055"/>
    </style:style>
    <style:style style:name="P9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9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9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9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9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9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9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a76110" officeooo:paragraph-rsid="00afbec3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13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14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2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24" style:family="paragraph" style:parent-style-name="Standard" style:list-style-name="L4">
      <style:text-properties officeooo:rsid="00a6874a" officeooo:paragraph-rsid="00a7469e"/>
    </style:style>
    <style:style style:name="P125" style:family="paragraph" style:parent-style-name="Standard" style:list-style-name="L4">
      <style:text-properties officeooo:rsid="00a6874a" officeooo:paragraph-rsid="00b0fc72"/>
    </style:style>
    <style:style style:name="P126" style:family="paragraph" style:parent-style-name="Standard" style:list-style-name="L4">
      <style:text-properties officeooo:rsid="00a76110" officeooo:paragraph-rsid="00b0fc72"/>
    </style:style>
    <style:style style:name="P127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28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29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30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31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32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33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34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35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36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37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38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39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40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41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42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afbec3" style:font-weight-asian="normal" style:font-weight-complex="normal"/>
    </style:style>
    <style:style style:name="P14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4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45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4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4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ab5062" style:font-weight-asian="normal" style:font-weight-complex="normal"/>
    </style:style>
    <style:style style:name="P14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4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50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5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52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53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54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55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P156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57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P158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1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officeooo:rsid="006d4d28" style:font-weight-asian="normal" style:font-weight-complex="normal"/>
    </style:style>
    <style:style style:name="T8" style:family="text">
      <style:text-properties officeooo:rsid="001d0ee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a6c68" style:font-weight-asian="bold" style:font-weight-complex="bold"/>
    </style:style>
    <style:style style:name="T11" style:family="text">
      <style:text-properties fo:font-weight="bold" officeooo:rsid="002d98ba" style:font-weight-asian="bold" style:font-weight-complex="bold"/>
    </style:style>
    <style:style style:name="T12" style:family="text">
      <style:text-properties fo:font-weight="bold" officeooo:rsid="00303b05" style:font-weight-asian="bold" style:font-weight-complex="bold"/>
    </style:style>
    <style:style style:name="T13" style:family="text">
      <style:text-properties fo:font-weight="bold" officeooo:rsid="003679a2" style:font-weight-asian="bold" style:font-weight-complex="bold"/>
    </style:style>
    <style:style style:name="T14" style:family="text">
      <style:text-properties fo:font-weight="bold" officeooo:rsid="00564c9b" style:font-weight-asian="bold" style:font-weight-complex="bold"/>
    </style:style>
    <style:style style:name="T15" style:family="text">
      <style:text-properties fo:font-weight="bold" officeooo:rsid="00665b6c" style:font-weight-asian="bold" style:font-weight-complex="bold"/>
    </style:style>
    <style:style style:name="T16" style:family="text">
      <style:text-properties fo:font-weight="bold" officeooo:rsid="00677888" style:font-weight-asian="bold" style:font-weight-complex="bold"/>
    </style:style>
    <style:style style:name="T17" style:family="text">
      <style:text-properties fo:font-weight="bold" officeooo:rsid="0074e0ff" style:font-weight-asian="bold" style:font-weight-complex="bold"/>
    </style:style>
    <style:style style:name="T18" style:family="text">
      <style:text-properties fo:font-weight="bold" officeooo:rsid="006884d4" style:font-weight-asian="bold" style:font-weight-complex="bold"/>
    </style:style>
    <style:style style:name="T19" style:family="text">
      <style:text-properties fo:font-weight="bold" officeooo:rsid="0068a5a7" style:font-weight-asian="bold" style:font-weight-complex="bold"/>
    </style:style>
    <style:style style:name="T20" style:family="text">
      <style:text-properties fo:font-weight="bold" officeooo:rsid="0080dcd9" style:font-weight-asian="bold" style:font-weight-complex="bold"/>
    </style:style>
    <style:style style:name="T21" style:family="text">
      <style:text-properties fo:font-weight="bold" officeooo:rsid="009c3dd9" style:font-weight-asian="bold" style:font-weight-complex="bold"/>
    </style:style>
    <style:style style:name="T22" style:family="text">
      <style:text-properties fo:font-weight="bold" officeooo:rsid="009f8dde" style:font-weight-asian="bold" style:font-weight-complex="bold"/>
    </style:style>
    <style:style style:name="T23" style:family="text">
      <style:text-properties fo:font-weight="bold" officeooo:rsid="00a1732a" style:font-weight-asian="bold" style:font-weight-complex="bold"/>
    </style:style>
    <style:style style:name="T24" style:family="text">
      <style:text-properties fo:font-weight="bold" officeooo:rsid="00a45aca" style:font-weight-asian="bold" style:font-weight-complex="bold"/>
    </style:style>
    <style:style style:name="T25" style:family="text">
      <style:text-properties fo:font-weight="bold" officeooo:rsid="00b4914d" style:font-weight-asian="bold" style:font-weight-complex="bold"/>
    </style:style>
    <style:style style:name="T26" style:family="text">
      <style:text-properties fo:font-weight="bold" officeooo:rsid="00b8915c" style:font-weight-asian="bold" style:font-weight-complex="bold"/>
    </style:style>
    <style:style style:name="T27" style:family="text">
      <style:text-properties fo:font-weight="bold" officeooo:rsid="00b9f575" style:font-weight-asian="bold" style:font-weight-complex="bold"/>
    </style:style>
    <style:style style:name="T28" style:family="text">
      <style:text-properties fo:font-weight="bold" officeooo:rsid="00bbc1f6" style:font-weight-asian="bold" style:font-weight-complex="bold"/>
    </style:style>
    <style:style style:name="T29" style:family="text">
      <style:text-properties fo:font-weight="bold" officeooo:rsid="00bc149a" style:font-weight-asian="bold" style:font-weight-complex="bold"/>
    </style:style>
    <style:style style:name="T30" style:family="text">
      <style:text-properties fo:font-weight="bold" officeooo:rsid="00bdd619" style:font-weight-asian="bold" style:font-weight-complex="bold"/>
    </style:style>
    <style:style style:name="T31" style:family="text">
      <style:text-properties fo:font-weight="bold" officeooo:rsid="00c2abf3" style:font-weight-asian="bold" style:font-weight-complex="bold"/>
    </style:style>
    <style:style style:name="T32" style:family="text">
      <style:text-properties fo:font-weight="bold" officeooo:rsid="00c5653d" style:font-weight-asian="bold" style:font-weight-complex="bold"/>
    </style:style>
    <style:style style:name="T33" style:family="text">
      <style:text-properties fo:font-weight="bold" officeooo:rsid="00c64c49" style:font-weight-asian="bold" style:font-weight-complex="bold"/>
    </style:style>
    <style:style style:name="T34" style:family="text">
      <style:text-properties officeooo:rsid="002a6c68"/>
    </style:style>
    <style:style style:name="T35" style:family="text">
      <style:text-properties officeooo:rsid="002e7d4b"/>
    </style:style>
    <style:style style:name="T36" style:family="text">
      <style:text-properties officeooo:rsid="00303b05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64aa8c"/>
    </style:style>
    <style:style style:name="T39" style:family="text">
      <style:text-properties style:text-underline-style="solid" style:text-underline-width="auto" style:text-underline-color="font-color" officeooo:rsid="006de4dc"/>
    </style:style>
    <style:style style:name="T40" style:family="text">
      <style:text-properties style:text-underline-style="solid" style:text-underline-width="auto" style:text-underline-color="font-color" officeooo:rsid="0085c1ec"/>
    </style:style>
    <style:style style:name="T41" style:family="text">
      <style:text-properties officeooo:rsid="004837bf"/>
    </style:style>
    <style:style style:name="T42" style:family="text">
      <style:text-properties officeooo:rsid="004918ae"/>
    </style:style>
    <style:style style:name="T43" style:family="text">
      <style:text-properties officeooo:rsid="004a4c92"/>
    </style:style>
    <style:style style:name="T44" style:family="text">
      <style:text-properties officeooo:rsid="004d4988"/>
    </style:style>
    <style:style style:name="T45" style:family="text">
      <style:text-properties officeooo:rsid="004ebca7"/>
    </style:style>
    <style:style style:name="T46" style:family="text">
      <style:text-properties officeooo:rsid="00532781"/>
    </style:style>
    <style:style style:name="T47" style:family="text">
      <style:text-properties officeooo:rsid="00533803"/>
    </style:style>
    <style:style style:name="T48" style:family="text">
      <style:text-properties officeooo:rsid="0054b0bb"/>
    </style:style>
    <style:style style:name="T49" style:family="text">
      <style:text-properties officeooo:rsid="00583bf8"/>
    </style:style>
    <style:style style:name="T50" style:family="text">
      <style:text-properties officeooo:rsid="00598131"/>
    </style:style>
    <style:style style:name="T51" style:family="text">
      <style:text-properties officeooo:rsid="005e6b00"/>
    </style:style>
    <style:style style:name="T52" style:family="text">
      <style:text-properties officeooo:rsid="005ec3cd"/>
    </style:style>
    <style:style style:name="T53" style:family="text">
      <style:text-properties officeooo:rsid="0064aa8c"/>
    </style:style>
    <style:style style:name="T54" style:family="text">
      <style:text-properties officeooo:rsid="00677888"/>
    </style:style>
    <style:style style:name="T55" style:family="text">
      <style:text-properties officeooo:rsid="006884d4"/>
    </style:style>
    <style:style style:name="T56" style:family="text">
      <style:text-properties officeooo:rsid="0068a5a7"/>
    </style:style>
    <style:style style:name="T57" style:family="text">
      <style:text-properties officeooo:rsid="006a912d"/>
    </style:style>
    <style:style style:name="T58" style:family="text">
      <style:text-properties officeooo:rsid="006b9174"/>
    </style:style>
    <style:style style:name="T59" style:family="text">
      <style:text-properties officeooo:rsid="007ce80f"/>
    </style:style>
    <style:style style:name="T60" style:family="text">
      <style:text-properties officeooo:rsid="008078a0"/>
    </style:style>
    <style:style style:name="T61" style:family="text">
      <style:text-properties officeooo:rsid="008289af"/>
    </style:style>
    <style:style style:name="T62" style:family="text">
      <style:text-properties officeooo:rsid="0087bcf4"/>
    </style:style>
    <style:style style:name="T63" style:family="text">
      <style:text-properties officeooo:rsid="008ddc6a"/>
    </style:style>
    <style:style style:name="T64" style:family="text">
      <style:text-properties officeooo:rsid="0092fd6f"/>
    </style:style>
    <style:style style:name="T65" style:family="text">
      <style:text-properties officeooo:rsid="00931203"/>
    </style:style>
    <style:style style:name="T66" style:family="text">
      <style:text-properties officeooo:rsid="00953596"/>
    </style:style>
    <style:style style:name="T67" style:family="text">
      <style:text-properties officeooo:rsid="0096993d"/>
    </style:style>
    <style:style style:name="T68" style:family="text">
      <style:text-properties officeooo:rsid="009707ac"/>
    </style:style>
    <style:style style:name="T69" style:family="text">
      <style:text-properties officeooo:rsid="009b8bf0"/>
    </style:style>
    <style:style style:name="T70" style:family="text">
      <style:text-properties officeooo:rsid="009f8dde"/>
    </style:style>
    <style:style style:name="T71" style:family="text">
      <style:text-properties officeooo:rsid="00a12068"/>
    </style:style>
    <style:style style:name="T72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normal" officeooo:rsid="00acc643" style:font-style-asian="normal" style:font-style-complex="normal"/>
    </style:style>
    <style:style style:name="T80" style:family="text">
      <style:text-properties fo:font-style="normal" officeooo:rsid="00aea855" style:font-style-asian="normal" style:font-style-complex="normal"/>
    </style:style>
    <style:style style:name="T81" style:family="text">
      <style:text-properties fo:font-style="normal" officeooo:rsid="00a82dfa" style:font-style-asian="normal" style:font-style-complex="normal"/>
    </style:style>
    <style:style style:name="T82" style:family="text">
      <style:text-properties fo:font-style="normal" officeooo:rsid="00303b05" style:font-style-asian="normal" style:font-style-complex="normal"/>
    </style:style>
    <style:style style:name="T83" style:family="text">
      <style:text-properties fo:font-style="normal" officeooo:rsid="00bbc1f6" style:font-style-asian="normal" style:font-style-complex="normal"/>
    </style:style>
    <style:style style:name="T84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85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86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87" style:family="text">
      <style:text-properties officeooo:rsid="00a463eb"/>
    </style:style>
    <style:style style:name="T88" style:family="text">
      <style:text-properties style:text-underline-style="none" fo:font-weight="normal" style:font-weight-asian="normal" style:font-weight-complex="normal"/>
    </style:style>
    <style:style style:name="T89" style:family="text">
      <style:text-properties style:text-underline-style="none" fo:font-weight="normal" officeooo:rsid="00a7469e" style:font-weight-asian="normal" style:font-weight-complex="normal"/>
    </style:style>
    <style:style style:name="T90" style:family="text">
      <style:text-properties style:text-underline-style="none" fo:font-weight="normal" officeooo:rsid="00a76110" style:font-weight-asian="normal" style:font-weight-complex="normal"/>
    </style:style>
    <style:style style:name="T91" style:family="text">
      <style:text-properties style:text-underline-style="none" fo:font-weight="normal" officeooo:rsid="00b0fc72" style:font-weight-asian="normal" style:font-weight-complex="normal"/>
    </style:style>
    <style:style style:name="T92" style:family="text">
      <style:text-properties style:text-underline-style="none" fo:font-weight="normal" officeooo:rsid="00a9f43a" style:font-weight-asian="normal" style:font-weight-complex="normal"/>
    </style:style>
    <style:style style:name="T93" style:family="text">
      <style:text-properties style:text-underline-style="none" fo:font-weight="normal" officeooo:rsid="00b1e7f5" style:font-weight-asian="normal" style:font-weight-complex="normal"/>
    </style:style>
    <style:style style:name="T94" style:family="text">
      <style:text-properties style:text-underline-style="none" fo:font-weight="bold" officeooo:rsid="00bbc1f6" style:font-weight-asian="bold" style:font-weight-complex="bold"/>
    </style:style>
    <style:style style:name="T95" style:family="text">
      <style:text-properties style:text-underline-style="none" fo:font-weight="bold" officeooo:rsid="002a6c68" style:font-weight-asian="bold" style:font-weight-complex="bold"/>
    </style:style>
    <style:style style:name="T96" style:family="text">
      <style:text-properties style:text-underline-style="none" fo:font-weight="bold" officeooo:rsid="003679a2" style:font-weight-asian="bold" style:font-weight-complex="bold"/>
    </style:style>
    <style:style style:name="T97" style:family="text">
      <style:text-properties style:text-underline-style="none" fo:font-weight="bold" officeooo:rsid="00303b05" style:font-weight-asian="bold" style:font-weight-complex="bold"/>
    </style:style>
    <style:style style:name="T98" style:family="text">
      <style:text-properties style:text-underline-style="none" fo:font-weight="bold" officeooo:rsid="00bc149a" style:font-weight-asian="bold" style:font-weight-complex="bold"/>
    </style:style>
    <style:style style:name="T99" style:family="text">
      <style:text-properties officeooo:rsid="00a76110"/>
    </style:style>
    <style:style style:name="T100" style:family="text">
      <style:text-properties officeooo:rsid="00b34773"/>
    </style:style>
    <style:style style:name="T101" style:family="text">
      <style:text-properties officeooo:rsid="00b47f68"/>
    </style:style>
    <style:style style:name="T102" style:family="text">
      <style:text-properties fo:font-size="8pt" fo:font-weight="normal" style:font-size-asian="8pt" style:font-weight-asian="normal" style:font-size-complex="8pt" style:font-weight-complex="normal"/>
    </style:style>
    <style:style style:name="T103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04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05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06" style:family="text">
      <style:text-properties officeooo:rsid="00bbc1f6"/>
    </style:style>
    <style:style style:name="T107" style:family="text">
      <style:text-properties officeooo:rsid="00bc149a"/>
    </style:style>
    <style:style style:name="T108" style:family="text">
      <style:text-properties officeooo:rsid="00bdd619"/>
    </style:style>
    <style:style style:name="T109" style:family="text">
      <style:text-properties officeooo:rsid="00c16beb"/>
    </style:style>
    <style:style style:name="T110" style:family="text">
      <style:text-properties officeooo:rsid="00c8f7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R-duino protocol</text:p>
      <text:p text:style-name="P1"/>
      <text:p text:style-name="P2">Structure : Start byte, command byte, address (1 byte) <text:span text:style-name="T8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7">Start byte</text:p>
          </table:table-cell>
          <table:covered-table-cell/>
        </table:table-row>
        <table:table-row>
          <table:table-cell table:style-name="Tableau1.A2" office:value-type="string">
            <text:p text:style-name="P39">B7-B0</text:p>
          </table:table-cell>
          <table:table-cell table:style-name="Tableau1.B2" office:value-type="string">
            <text:p text:style-name="P39">Value = FF</text:p>
          </table:table-cell>
        </table:table-row>
        <table:table-row>
          <table:table-cell table:style-name="Tableau1.B2" table:number-columns-spanned="2" office:value-type="string">
            <text:p text:style-name="P37">Command byte</text:p>
          </table:table-cell>
          <table:covered-table-cell/>
        </table:table-row>
        <table:table-row>
          <table:table-cell table:style-name="Tableau1.A2" office:value-type="string">
            <text:p text:style-name="P26">B7-B<text:span text:style-name="T3">3</text:span></text:p>
          </table:table-cell>
          <table:table-cell table:style-name="Tableau1.B2" office:value-type="string">
            <text:p text:style-name="P25">B7=<text:span text:style-name="T35">0</text:span> : « <text:span text:style-name="T53">R/W</text:span> » command :</text:p>
            <text:p text:style-name="P52">B4=0:<text:span text:style-name="T49">Read</text:span> command</text:p>
            <text:p text:style-name="P40">B5=0 : read from sensor<text:span text:style-name="T47">(s)</text:span></text:p>
            <text:p text:style-name="P44">B6=0:from certain sensors (subaddresses follow, see below)</text:p>
            <text:p text:style-name="P47">B6=1:from all sensors</text:p>
            <text:p text:style-name="P55">B5=1 : <text:span text:style-name="T50">read from turnout(s)</text:span></text:p>
            <text:p text:style-name="P45">B6=0:from certain <text:span text:style-name="T50">turnouts</text:span> (subaddresses follow, see below)</text:p>
            <text:p text:style-name="P48">B6=1:from all <text:span text:style-name="T49">turnouts</text:span></text:p>
            <text:p text:style-name="P62">B4=1 : <text:span text:style-name="T50">Write</text:span> command</text:p>
            <text:p text:style-name="P41">B5=0 : <text:span text:style-name="T51">write to </text:span>sensor<text:span text:style-name="T47">(s)</text:span></text:p>
            <text:p text:style-name="P46">B6=0:<text:span text:style-name="T51">to</text:span> certain sensors (subaddresses follow, see below)</text:p>
            <text:p text:style-name="P49">B6=1:<text:span text:style-name="T51">to</text:span> all sensors</text:p>
            <text:p text:style-name="P56">B5=1 : <text:span text:style-name="T52">write to turnout(s)</text:span></text:p>
            <text:p text:style-name="P46">B6=0:<text:span text:style-name="T52">to</text:span> certain <text:span text:style-name="T50">turnouts</text:span> (subaddresses follow, see below)</text:p>
            <text:p text:style-name="P49">B6=1:<text:span text:style-name="T52">to</text:span> all <text:span text:style-name="T49">turnouts</text:span></text:p>
            <text:p text:style-name="P42"/>
            <text:p text:style-name="P14">B7=<text:span text:style-name="T35">1</text:span> : « <text:span text:style-name="T1">Config/Other</text:span> » command :</text:p>
            <text:p text:style-name="P53">B3=0 : normal config</text:p>
            <text:p text:style-name="P43">B4=0:Sensor <text:span text:style-name="T1">config</text:span></text:p>
            <text:p text:style-name="P158">B4=1 : Turnout <text:span text:style-name="T2">config</text:span></text:p>
            <text:p text:style-name="P159">B5=0 : new sensor/turnout or modify existing</text:p>
            <text:p text:style-name="P159">B5=1 : delete sensor/turnout</text:p>
            <text:p text:style-name="P53">B3=1 : « special » config <text:span text:style-name="T4">or other commands</text:span></text:p>
            <text:p text:style-name="P59">B6-B<text:span text:style-name="T110">4</text:span> : 00<text:span text:style-name="T110">0</text:span> =&gt; version</text:p>
            <text:p text:style-name="P61">B6-B<text:span text:style-name="T110">4</text:span> : <text:span text:style-name="T110">0</text:span>01 =&gt; Set address</text:p>
            <text:p text:style-name="P60">B6-B4 : 010 =&gt; Store config in EEPROM</text:p>
            <text:p text:style-name="P60">B6-B4 : 011 =&gt; Load config from EEPROM</text:p>
            <text:p text:style-name="P57">B6-B5: <text:span text:style-name="T5">10</text:span> =&gt; Show command</text:p>
            <text:p text:style-name="P50">B4 : 0 =&gt; sensors 1=&gt; turnouts</text:p>
            <text:p text:style-name="P58">B6-B4 : 11<text:span text:style-name="T101">0</text:span> =&gt; Turnout fine tuning</text:p>
            <text:p text:style-name="P58">B6-B4: 11<text:span text:style-name="T101">1</text:span> =&gt; Clear EEPROM</text:p>
          </table:table-cell>
        </table:table-row>
        <table:table-row>
          <table:table-cell table:style-name="Tableau1.A2" office:value-type="string">
            <text:p text:style-name="P27">B2</text:p>
          </table:table-cell>
          <table:table-cell table:style-name="Tableau1.B2" office:value-type="string">
            <text:list xml:id="list2867002494" text:style-name="L1">
              <text:list-header>
                <text:p text:style-name="P156">B2=1 : <text:span text:style-name="T9">from Master</text:span> :asks the slave to send any pending messages originating from the slave (like turnouts having reached its position, an input sensors that has changed value,…), <text:span text:style-name="T100">then B7-B3=max number of answers to be sent by the slave</text:span></text:p>
                <text:p text:style-name="P157">B2=1 : <text:span text:style-name="T9">from slave, </text:span><text:span text:style-name="T25">2 cases :</text:span></text:p>
              </text:list-header>
            </text:list>
            <text:list xml:id="list3936042430" text:style-name="L2">
              <text:list-item>
                <text:p text:style-name="P154"><text:span text:style-name="T103">if it is in the last answer to a command from the master </text:span><text:span text:style-name="T104">(B</text:span><text:span text:style-name="T103">1</text:span><text:span text:style-name="T104"> must be </text:span><text:span text:style-name="T103">0 then</text:span><text:span text:style-name="T104">), </text:span><text:span text:style-name="T103">it means there are async events waiting to be sent by the slave </text:span><text:span text:style-name="T104">(like turnouts having reached its position, an input sensors that has changed value,…)</text:span></text:p>
              </text:list-item>
              <text:list-item>
                <text:p text:style-name="P155"><text:span text:style-name="T105">w</text:span><text:span text:style-name="T102">hen it is in response to the master asking to send the async events</text:span></text:p>
              </text:list-item>
            </text:list>
            <text:list xml:id="list135643995591957" text:continue-list="list2867002494" text:style-name="L1">
              <text:list-header>
                <text:p text:style-name="P156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26"><text:s/>B<text:span text:style-name="T6">1</text:span>-B0</text:p>
          </table:table-cell>
          <table:table-cell table:style-name="Tableau1.B2" office:value-type="string">
            <text:p text:style-name="P12"><text:span text:style-name="T44">B0</text:span>=<text:span text:style-name="T44">1</text:span> : command from the master</text:p>
            <text:p text:style-name="P54">B1=0 <text:span text:style-name="T45">(ensures that the command byte is never 0xFF)</text:span></text:p>
            <text:p text:style-name="P13">B0=<text:span text:style-name="T45">0</text:span>: answer from the slave</text:p>
            <text:p text:style-name="P51">B1=0 : no other answer pending</text:p>
            <text:p text:style-name="P51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36">Address byte</text:p>
          </table:table-cell>
          <table:covered-table-cell/>
        </table:table-row>
        <table:table-row>
          <table:table-cell table:style-name="Tableau1.A2" office:value-type="string">
            <text:p text:style-name="P24">B7</text:p>
          </table:table-cell>
          <table:table-cell table:style-name="Tableau1.B2" office:value-type="string">
            <text:p text:style-name="P34">Reserved, must be 0 for now</text:p>
          </table:table-cell>
        </table:table-row>
        <table:table-row>
          <table:table-cell table:style-name="Tableau1.A2" office:value-type="string">
            <text:p text:style-name="P23">B6</text:p>
          </table:table-cell>
          <table:table-cell table:style-name="Tableau1.B2" office:value-type="string">
            <text:p text:style-name="P22">B6=0 : only one subaddress follows (simple command)</text:p>
            <text:p text:style-name="P22">B6=1 : <text:span text:style-name="T48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1">B<text:span text:style-name="T46">5</text:span>-B0</text:p>
          </table:table-cell>
          <table:table-cell table:style-name="Tableau1.B2" office:value-type="string">
            <text:p text:style-name="P20">Address (1-<text:span text:style-name="T46">62</text:span>) <text:span text:style-name="T87">(not 63 to avoid being 0xFF)</text:span></text:p>
          </table:table-cell>
        </table:table-row>
      </table:table>
      <text:p text:style-name="Text_20_body"/>
      <text:p text:style-name="P10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6">Subaddress byte</text:p>
          </table:table-cell>
          <table:covered-table-cell/>
        </table:table-row>
        <table:table-row>
          <table:table-cell table:style-name="Tableau2.A2" office:value-type="string">
            <text:p text:style-name="P28">B7</text:p>
          </table:table-cell>
          <table:table-cell table:style-name="Tableau2.B2" office:value-type="string">
            <text:p text:style-name="P17">B7=1 means last subaddress in a list (see below), in that case <text:span text:style-name="T43">B6-B4=000</text:span></text:p>
            <text:p text:style-name="P35">and B3-B0=error code (0 meaning no error)</text:p>
            <text:p text:style-name="P17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18">B6</text:p>
          </table:table-cell>
          <table:table-cell table:style-name="Tableau2.B2" office:value-type="string">
            <text:p text:style-name="P17">Value to write <text:span text:style-name="T42">(see turnouts/sensors write command below)</text:span></text:p>
            <text:p text:style-name="P19">or read value <text:span text:style-name="T42">(see turnouts/sensors write command below)</text:span></text:p>
            <text:p text:style-name="P29">or <text:span text:style-name="T59">for turnout config :</text:span></text:p>
            <text:p text:style-name="P63">B6=1 &lt;=&gt; relay pin present, <text:span text:style-name="T59">0 otherwise</text:span></text:p>
            <text:p text:style-name="P29">or <text:span text:style-name="T59">for sensor config :</text:span></text:p>
            <text:p text:style-name="P63">B6=<text:span text:style-name="T59">0 : </text:span>input sensor</text:p>
            <text:p text:style-name="P64">B6=1 : output sensor</text:p>
          </table:table-cell>
        </table:table-row>
        <table:table-row>
          <table:table-cell table:style-name="Tableau2.A2" office:value-type="string">
            <text:p text:style-name="P21">B<text:span text:style-name="T41">5</text:span>-B0</text:p>
          </table:table-cell>
          <table:table-cell table:style-name="Tableau2.B2" office:value-type="string">
            <text:p text:style-name="P20">Subaddress (1-<text:span text:style-name="T41">63</text:span>)</text:p>
          </table:table-cell>
        </table:table-row>
        <table:table-row>
          <table:table-cell table:style-name="Tableau2.B2" table:number-columns-spanned="2" office:value-type="string">
            <text:p text:style-name="P38">Pin byte</text:p>
          </table:table-cell>
          <table:covered-table-cell/>
        </table:table-row>
        <table:table-row>
          <table:table-cell table:style-name="Tableau2.A2" office:value-type="string">
            <text:p text:style-name="P30">B7</text:p>
          </table:table-cell>
          <table:table-cell table:style-name="Tableau2.B2" office:value-type="string">
            <text:p text:style-name="P31">For input sensor config :</text:p>
            <text:p text:style-name="P65">B7=0 : no pull-up</text:p>
            <text:p text:style-name="P65">B7=1 : pull-up</text:p>
            <text:p text:style-name="P15">For the relay pins in a turnout config :</text:p>
            <text:p text:style-name="P65">B7=0 : drive the pin continuously (normal relay)</text:p>
            <text:p text:style-name="P65">B7=1 : pulse the pin <text:s/>(~10ms, for latching relay)</text:p>
          </table:table-cell>
        </table:table-row>
        <table:table-row>
          <table:table-cell table:style-name="Tableau2.A2" office:value-type="string">
            <text:p text:style-name="P32">B6-B0</text:p>
          </table:table-cell>
          <table:table-cell table:style-name="Tableau2.B2" office:value-type="string">
            <text:p text:style-name="P33">Pin number : <text:span text:style-name="T71">1-</text:span>126 (not 127 to avoid 0xFF value)</text:p>
          </table:table-cell>
        </table:table-row>
      </table:table>
      <text:p text:style-name="P8"/>
      <text:p text:style-name="P11">Every command/answer is limited to a total of 64 bytes.</text:p>
      <text:p text:style-name="P9">Specific commands <text:span text:style-name="T58">and their corresponding answers</text:span> :</text:p>
      <text:p text:style-name="P9"/>
      <text:list xml:id="list3154289847" text:style-name="L3">
        <text:list-item>
          <text:p text:style-name="P72"><text:span text:style-name="T38">R/</text:span><text:span text:style-name="T37">W commands/answers</text:span></text:p>
          <text:list>
            <text:list-item>
              <text:p text:style-name="P73"><text:span text:style-name="T38">Re</text:span><text:span text:style-name="T39">ad</text:span><text:span text:style-name="T37"> sensor/turnout commands</text:span> : <text:span text:style-name="T62">(command[B1-B0]=01)</text:span></text:p>
            </text:list-item>
          </text:list>
          <text:p text:style-name="P127">You can read any sensor ; input obviously but also output as you get the current state, same for a turnout.</text:p>
          <text:p text:style-name="P128"><text:span text:style-name="T10">start byte, c</text:span><text:span text:style-name="T13">ommand (byte), </text:span><text:span text:style-name="T10">address </text:span><text:span text:style-name="T12">(</text:span><text:span text:style-name="T10">byte</text:span><text:span text:style-name="T12">)</text:span><text:span text:style-name="T15">[</text:span><text:span text:style-name="T10">, subaddress</text:span><text:span text:style-name="T15">1</text:span><text:span text:style-name="T10"> </text:span><text:span text:style-name="T12">(</text:span><text:span text:style-name="T10">byte</text:span><text:span text:style-name="T12">)</text:span><text:span text:style-name="T14">, subaddress2(byte)…]</text:span><text:span text:style-name="T34">;</text:span></text:p>
          <text:p text:style-name="P76">Payload :</text:p>
          <text:list text:continue-numbering="true">
            <text:list-header>
              <text:p text:style-name="P77">if command[B6]=<text:span text:style-name="T54">address[B6]=0 : only one sensor/turnout, so only </text:span><text:span text:style-name="T16">subaddress1</text:span></text:p>
              <text:p text:style-name="P79">if command[B6]=0 and ad<text:span text:style-name="T64">d</text:span>ress[B6]=1 : several subaddresses follow</text:p>
              <text:list>
                <text:list-header>
                  <text:p text:style-name="P86">subaddress1,subaddress2,…,subaddress_last, <text:span text:style-name="T56">0x80</text:span></text:p>
                </text:list-header>
              </text:list>
              <text:p text:style-name="P129">if command[B6]=1 (all sensors or all turnouts)</text:p>
              <text:list text:continue-numbering="true">
                <text:list-header>
                  <text:p text:style-name="P88">no payload</text:p>
                </text:list-header>
              </text:list>
            </text:list-header>
            <text:list-item>
              <text:p text:style-name="P74"><text:span text:style-name="T38">Re</text:span><text:span text:style-name="T39">ad</text:span><text:span text:style-name="T37"> sensor/turnout </text:span><text:span text:style-name="T40">answer</text:span><text:span text:style-name="T37">s</text:span> : <text:span text:style-name="T62">(command[B0]=0, command[B1] indicates if other answers are pending (for this command or « spontaneous » answers like an input changed)</text:span></text:p>
            </text:list-item>
          </text:list>
        </text:list-item>
      </text:list>
      <text:p text:style-name="P66">start byte, command (byte), address (byte)<text:span text:style-name="T109">[</text:span>, subaddress1 (byte), subaddress2(byte)…]|[string of byte (see below)];</text:p>
      <text:p text:style-name="P67">Payload :</text:p>
      <text:p text:style-name="P68">if command[B6]=address[B6]=0 : only one sensor/turnout : <text:span text:style-name="T9">subaddress1 </text:span><text:span text:style-name="T26">| 0x8x (x</text:span><text:span text:style-name="T27">=</text:span><text:span text:style-name="T26">0 :no error otherwise error « number x »)</text:span></text:p>
      <text:list xml:id="list135643401059614" text:continue-numbering="true" text:style-name="L3">
        <text:list-item>
          <text:list>
            <text:list-header>
              <text:p text:style-name="P80">if command[B6]=0 and ad<text:span text:style-name="T65">d</text:span>ress[B6]=1 : several subaddresses follow</text:p>
              <text:list>
                <text:list-header>
                  <text:p text:style-name="P132">subaddress1,subaddress2,…,subaddress_last, <text:span text:style-name="T56">0x8x (x=0 :no error otherwise error « number x »)</text:span></text:p>
                  <text:p text:style-name="P133">if command[B6]<text:span text:style-name="T65">=1 (all sensors or all turnouts) :</text:span></text:p>
                </text:list-header>
              </text:list>
            </text:list-header>
          </text:list>
          <text:p text:style-name="P134">string of bytes made from the <text:span text:style-name="T66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36">it is assumed that the sensors/turnouts <text:span text:style-name="T67">we are reading from</text:span> are in increasing subaddress order: the <text:span text:style-name="T69">7th bit</text:span> <text:span text:style-name="T68">of the first byte </text:span>will be <text:span text:style-name="T67">read from</text:span> the sensor/turnout of lowest subaddress and so on...</text:p>
                </text:list-header>
              </text:list>
            </text:list-item>
            <text:list-item>
              <text:p text:style-name="P89">Write sensor (output sensor only)/turnout commands :</text:p>
            </text:list-item>
          </text:list>
          <text:p text:style-name="P130">start byte, command (byte), address (byte)[, subaddress1 (byte), subaddress2(byte)…]|<text:span text:style-name="T63">[string of byte (see below)]</text:span>;</text:p>
        </text:list-item>
      </text:list>
      <text:p text:style-name="P16"><text:tab/><text:span text:style-name="T7">Payload :</text:span></text:p>
      <text:list xml:id="list135644297244283" text:continue-numbering="true" text:style-name="L3">
        <text:list-item>
          <text:list>
            <text:list-header>
              <text:p text:style-name="P78">if command[B6]=<text:span text:style-name="T54">address[B6]=0 : only one sensor/turnout, so only </text:span><text:span text:style-name="T16">subaddress1</text:span></text:p>
              <text:p text:style-name="P81">if command[B6]=0 and adress[B6]=1 : several subaddresses follow</text:p>
              <text:list>
                <text:list-header>
                  <text:p text:style-name="P87">subaddress1,subaddress2,…,subaddress_last, <text:span text:style-name="T56">0x80</text:span></text:p>
                </text:list-header>
              </text:list>
            </text:list-header>
          </text:list>
        </text:list-item>
      </text:list>
      <text:p text:style-name="P69">if command[B6]=1 (all sensors or all turnouts)</text:p>
      <text:p text:style-name="P70">string of bytes made from the <text:span text:style-name="T57">values (1 bit each) to write, all bytes must have their MSB=0 the last byte has its MSB=1 (but is not 0xFF)</text:span></text:p>
      <text:p text:style-name="P71">it is assumed that the sensors/turnouts to write to are in increasing subaddress order: the <text:span text:style-name="T69">7th bit</text:span> <text:span text:style-name="T68">of the first byte </text:span>will be written to the sensor/turnout of lowest subaddress and so on…</text:p>
      <text:list xml:id="list135645299910998" text:continue-numbering="true" text:style-name="L3">
        <text:list-item>
          <text:list>
            <text:list-item>
              <text:p text:style-name="P131">Write sensor (output sensor only)/turnout <text:span text:style-name="T106">answer</text:span> :</text:p>
            </text:list-item>
          </text:list>
          <text:p text:style-name="P103"><text:span text:style-name="T10">start byte, command (byte), address (byte), </text:span><text:span text:style-name="T28">0x8x (x=0:no error, otherwise error « number x »)</text:span></text:p>
        </text:list-item>
        <text:list-item>
          <text:p text:style-name="P90">Normal config commands :</text:p>
          <text:list>
            <text:list-item>
              <text:p text:style-name="P91">Sensor config</text:p>
            </text:list-item>
          </text:list>
          <text:p text:style-name="P75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text:span text:style-name="T10">, subaddress</text:span><text:span text:style-name="T17">1</text:span><text:span text:style-name="T10"> </text:span><text:span text:style-name="T12">(</text:span><text:span text:style-name="T10">byte</text:span><text:span text:style-name="T12">)</text:span><text:span text:style-name="T10">, </text:span><text:span text:style-name="T11">pin number</text:span><text:span text:style-name="T17">1</text:span><text:span text:style-name="T11"> </text:span><text:span text:style-name="T12">(</text:span><text:span text:style-name="T11">byte</text:span><text:span text:style-name="T12">)</text:span><text:span text:style-name="T17">[, </text:span><text:span text:style-name="T10">subaddress</text:span><text:span text:style-name="T17">2</text:span><text:span text:style-name="T10"> </text:span><text:span text:style-name="T12">(</text:span><text:span text:style-name="T10">byte</text:span><text:span text:style-name="T12">)</text:span><text:span text:style-name="T10">, </text:span><text:span text:style-name="T11">pin number</text:span><text:span text:style-name="T17">2</text:span><text:span text:style-name="T11"> </text:span><text:span text:style-name="T12">(</text:span><text:span text:style-name="T11">byte</text:span><text:span text:style-name="T12">), ...</text:span><text:span text:style-name="T17">]</text:span></text:p>
          <text:p text:style-name="P82">This is use to set a new sensor or update an existing one.</text:p>
          <text:p text:style-name="P83">If address[B6]=0 : <text:span text:style-name="T54">only one sensor, so only </text:span><text:span text:style-name="T16">subaddress1,</text:span><text:span text:style-name="T9">pin number1</text:span></text:p>
          <text:p text:style-name="P83">If address[B6]=1 : <text:span text:style-name="T55">several subaddresses follow</text:span></text:p>
          <text:p text:style-name="P137"><text:span text:style-name="T18">subaddress1, </text:span><text:span text:style-name="T9">pin number1,</text:span><text:span text:style-name="T18">subaddress2 </text:span><text:span text:style-name="T9">pin number2</text:span><text:span text:style-name="T18">,…,</text:span><text:span text:style-name="T21">last </text:span><text:span text:style-name="T18">subaddress, </text:span><text:span text:style-name="T21">last </text:span><text:span text:style-name="T9">pin_number  ,</text:span><text:span text:style-name="T19">0x80</text:span></text:p>
          <text:list text:continue-numbering="true">
            <text:list-item>
              <text:p text:style-name="P92">Sensor config <text:span text:style-name="T107">answer :</text:span></text:p>
            </text:list-item>
          </text:list>
          <text:p text:style-name="P93"><text:soft-page-break/><text:span text:style-name="T95">start byte, </text:span><text:span text:style-name="T96">command (byte), </text:span><text:span text:style-name="T95">address </text:span><text:span text:style-name="T97">(</text:span><text:span text:style-name="T95">byte</text:span><text:span text:style-name="T97">)</text:span><text:span text:style-name="T95">, </text:span><text:span text:style-name="T98">0x8x (</text:span><text:span text:style-name="T94">x=0:no error, otherwise error « number x »)</text:span></text:p>
          <text:list text:continue-numbering="true">
            <text:list-item>
              <text:p text:style-name="P95">Turnout config</text:p>
            </text:list-item>
          </text:list>
          <text:p text:style-name="P84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text:span text:style-name="T10">, subaddress </text:span><text:span text:style-name="T12">(</text:span><text:span text:style-name="T10">byte</text:span><text:span text:style-name="T12">)</text:span><text:span text:style-name="T10">, </text:span><text:span text:style-name="T12">servo </text:span><text:span text:style-name="T11">pin number </text:span><text:span text:style-name="T12">(</text:span><text:span text:style-name="T11">byte</text:span><text:span text:style-name="T12">), straight pos (byte), thrown pos (byte)[, relay pin 1 (byte), relay pin 2 (byte)]</text:span></text:p>
          <text:p text:style-name="P85">Same as for sensors (as per only one turnout or several). <text:span text:style-name="T60">The presence of relay pins is indicated in the subaddress[B6] bit.</text:span></text:p>
          <text:list text:continue-numbering="true">
            <text:list-item>
              <text:p text:style-name="P96">Turnout config <text:span text:style-name="T108">answer</text:span></text:p>
            </text:list-item>
          </text:list>
          <text:p text:style-name="P94"><text:span text:style-name="T95">start byte, </text:span><text:span text:style-name="T96">command (byte), </text:span><text:span text:style-name="T95">address </text:span><text:span text:style-name="T97">(</text:span><text:span text:style-name="T95">byte</text:span><text:span text:style-name="T97">)</text:span><text:span text:style-name="T95">, </text:span><text:span text:style-name="T98">0x8x (</text:span><text:span text:style-name="T94">x=0:no error, otherwise error « number x »)</text:span></text:p>
        </text:list-item>
        <text:list-item>
          <text:p text:style-name="P97">Set address:</text:p>
          <text:list>
            <text:list-item>
              <text:p text:style-name="P98">command</text:p>
            </text:list-item>
          </text:list>
          <text:p text:style-name="P104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  <text:p text:style-name="P109">Remark : only a slave with its ADDRESS_MODE pin held to low will pick this message (and there should be only one on the bus at the time),</text:p>
          <text:list text:continue-numbering="true">
            <text:list-item>
              <text:p text:style-name="P98"><text:span text:style-name="T36">a</text:span>nswer</text:p>
            </text:list-item>
          </text:list>
          <text:p text:style-name="P105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</text:span><text:span text:style-name="T31">0x8x </text:span><text:span text:style-name="T29">(</text:span><text:span text:style-name="T28">x=0:no error, otherwise error « number x »)</text:span></text:p>
        </text:list-item>
        <text:list-item>
          <text:p text:style-name="P99">Get version :</text:p>
          <text:p text:style-name="P106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</text:list-item>
        <text:list-item>
          <text:p text:style-name="P100"><text:span text:style-name="T36">C</text:span>lear eeprom :</text:p>
          <text:p text:style-name="P107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</text:list-item>
        <text:list-item>
          <text:p text:style-name="P101"><text:span text:style-name="T36">S</text:span>how commands/<text:span text:style-name="T61">answers</text:span> (sensors/turnouts) :</text:p>
          <text:list>
            <text:list-item>
              <text:p text:style-name="P102"><text:span text:style-name="T36">S</text:span>how commands</text:p>
            </text:list-item>
          </text:list>
          <text:p text:style-name="P108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</text:span><text:span text:style-name="T20">max number of config in the answer (byte)</text:span></text:p>
          <text:p text:style-name="P110">0 for max number of config means no limit (see answer to this command for more explanations)</text:p>
          <text:list text:continue-numbering="true">
            <text:list-item>
              <text:p text:style-name="P115">Show answers</text:p>
              <text:p text:style-name="P118">For sensors :</text:p>
            </text:list-item>
          </text:list>
          <text:p text:style-name="P119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1, pin1 [, subaddress2, pin2,…], 0x8</text:span><text:span text:style-name="T30">x (</text:span><text:span text:style-name="T28">x=0:no error, otherwise error « number x »)</text:span></text:p>
          <text:p text:style-name="P135"><text:span text:style-name="T70">F</text:span>or turnouts :</text:p>
          <text:p text:style-name="P138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1, </text:span><text:span text:style-name="T23">servo </text:span><text:span text:style-name="T22">pin1, </text:span><text:span text:style-name="T24">straight pos1, thrown pos1</text:span><text:span text:style-name="T22"> [, </text:span><text:span text:style-name="T24">relay pin1 1, relay pin1 2] [</text:span><text:span text:style-name="T22">, </text:span><text:span text:style-name="T24">s</text:span><text:span text:style-name="T22">ubaddress</text:span><text:span text:style-name="T24">2</text:span><text:span text:style-name="T22">, </text:span><text:span text:style-name="T23">servo </text:span><text:span text:style-name="T22">pin</text:span><text:span text:style-name="T24">2</text:span><text:span text:style-name="T22">, </text:span><text:span text:style-name="T24">straight pos2, thrown pos2</text:span><text:span text:style-name="T22"> [, </text:span><text:span text:style-name="T24">relay pin2 1, relay pin2 2], …],</text:span><text:span text:style-name="T22">0x8</text:span><text:span text:style-name="T85">x (</text:span><text:span text:style-name="T86">x=0:no error, otherwise error « number x »)</text:span></text:p>
        </text:list-item>
        <text:list-item>
          <text:p text:style-name="P139">Turnout fine position tuning :</text:p>
          <text:list>
            <text:list-item>
              <text:p text:style-name="P140">command</text:p>
            </text:list-item>
          </text:list>
          <text:p text:style-name="P120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, </text:span><text:span text:style-name="T32">position</text:span></text:p>
          <text:p text:style-name="P122">position is a number between 1 and 180 (most servos will choke on extreme positions, so probably better to stay between 10 and 170).</text:p>
          <text:p text:style-name="P123">Position = 0 means end of fine tuning, detach servo.</text:p>
          <text:list text:continue-numbering="true">
            <text:list-item>
              <text:p text:style-name="P116">answer</text:p>
            </text:list-item>
          </text:list>
          <text:p text:style-name="P121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</text:span><text:span text:style-name="T33">0x8x </text:span><text:span text:style-name="T30">(</text:span><text:span text:style-name="T28">x=0:no error, otherwise error « number x »)</text:span></text:p>
        </text:list-item>
        <text:list-item>
          <text:p text:style-name="P141"><text:span text:style-name="T70">S</text:span>end async events command :</text:p>
          <text:p text:style-name="P144">This is used by the Master to ask the slave to send any pending async events, f<text:span text:style-name="T99">or example if an (or several) input sensor(s) has/have changed its/their values or a turnout </text:span>has <text:span text:style-name="T99">reach</text:span>ed<text:span text:style-name="T99"> its final position.</text:span></text:p>
          <text:p text:style-name="P142">Master command :</text:p>
          <text:p text:style-name="P144"><text:span text:style-name="T72">start byte, </text:span><text:span text:style-name="T73">command (byte), </text:span><text:span text:style-name="T72">address </text:span><text:span text:style-name="T74">(</text:span><text:span text:style-name="T72">byte</text:span><text:span text:style-name="T74">)</text:span></text:p>
          <text:p text:style-name="P147"><text:soft-page-break/><text:span text:style-name="T78">command[B2]=1, </text:span><text:span text:style-name="T79">command[B7-B3]=limit </text:span><text:span text:style-name="T80">(0 means no limit)</text:span></text:p>
          <text:p text:style-name="P111"><text:span text:style-name="T84">Slave answer : </text:span><text:span text:style-name="T80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81"> same for a turnout reaching its final position</text:span><text:span text:style-name="T80">) and command[B2]=1</text:span></text:p>
        </text:list-item>
        <text:list-item>
          <text:p text:style-name="P112"><text:span text:style-name="T80">S</text:span><text:span text:style-name="T78">tore to eeprom</text:span></text:p>
          <text:list>
            <text:list-item>
              <text:p text:style-name="P117">command :</text:p>
            </text:list-item>
          </text:list>
          <text:p text:style-name="P145"><text:span text:style-name="T72">start byte, </text:span><text:span text:style-name="T73">command (byte), </text:span><text:span text:style-name="T72">address </text:span><text:span text:style-name="T74">(</text:span><text:span text:style-name="T72">byte</text:span><text:span text:style-name="T74">)</text:span></text:p>
          <text:p text:style-name="P148"><text:span text:style-name="T82">T</text:span><text:span text:style-name="T78">his will ask the slave to store its config (all sensors/turnouts) to its EEPROM.</text:span></text:p>
          <text:p text:style-name="P152">Note : the address and version are always saved to EEPROM.</text:p>
          <text:list text:continue-numbering="true">
            <text:list-item>
              <text:p text:style-name="P149"><text:span text:style-name="T82">A</text:span><text:span text:style-name="T78">nswer</text:span></text:p>
            </text:list-item>
          </text:list>
          <text:p text:style-name="P145"><text:span text:style-name="T72">start byte, </text:span><text:span text:style-name="T73">command (byte), </text:span><text:span text:style-name="T72">address </text:span><text:span text:style-name="T74">(</text:span><text:span text:style-name="T72">byte</text:span><text:span text:style-name="T74">),</text:span><text:span text:style-name="T75">0x8x </text:span><text:span text:style-name="T76">(</text:span><text:span text:style-name="T77">x=0:no error, otherwise error « number x »)</text:span></text:p>
        </text:list-item>
        <text:list-item>
          <text:p text:style-name="P143"><text:span text:style-name="T83">L</text:span><text:span text:style-name="T78">oad from EEPROM</text:span></text:p>
          <text:list>
            <text:list-item>
              <text:p text:style-name="P153">command :</text:p>
            </text:list-item>
          </text:list>
          <text:p text:style-name="P146"><text:span text:style-name="T72">start byte, </text:span><text:span text:style-name="T73">command (byte), </text:span><text:span text:style-name="T72">address </text:span><text:span text:style-name="T74">(</text:span><text:span text:style-name="T72">byte</text:span><text:span text:style-name="T74">)</text:span></text:p>
          <text:p text:style-name="P151"><text:span text:style-name="T82">A</text:span><text:span text:style-name="T78">sks the slave to load its sensors/turnouts configurations from EEPROM.</text:span></text:p>
          <text:list text:continue-numbering="true">
            <text:list-item>
              <text:p text:style-name="P150"><text:span text:style-name="T82">A</text:span><text:span text:style-name="T78">nswer</text:span></text:p>
            </text:list-item>
          </text:list>
          <text:p text:style-name="P146"><text:span text:style-name="T72">start byte, </text:span><text:span text:style-name="T73">command (byte), </text:span><text:span text:style-name="T72">address </text:span><text:span text:style-name="T74">(</text:span><text:span text:style-name="T72">byte</text:span><text:span text:style-name="T74">),</text:span><text:span text:style-name="T75">0x8x </text:span><text:span text:style-name="T76">(</text:span><text:span text:style-name="T77">x=0:no error, otherwise error « number x »)</text:span></text:p>
        </text:list-item>
      </text:list>
      <text:p text:style-name="P6"><text:span text:style-name="T12">I</text:span><text:span text:style-name="T9">MPORTANT NOTE : no other byte than the start byte can be 0xFF.</text:span></text:p>
      <text:p text:style-name="P5"/>
      <text:p text:style-name="P7">Examples of exchanges :</text:p>
      <text:p text:style-name="P7"/>
      <text:list xml:id="list371834084" text:style-name="L4">
        <text:list-item>
          <text:p text:style-name="P113">Master→Slave :Write command</text:p>
        </text:list-item>
        <text:list-item>
          <text:p text:style-name="P113">Master→Slave : Read command</text:p>
          <text:p text:style-name="P113">Slave →Master : Read answer (answer bit set, if there are more answers that was allowed in the read command or other answers are pending, then command[B1] bit is set)</text:p>
          <text:p text:style-name="P124"><text:span text:style-name="T88">The master must repeat the same command </text:span><text:span text:style-name="T89">while</text:span><text:span text:style-name="T88"> the other answers pending bit is set </text:span><text:span text:style-name="T89">(command[B1]=1) and command[B2]=0 (meaning the pending answers are related to the original command).</text:span></text:p>
        </text:list-item>
        <text:list-item>
          <text:p text:style-name="P125"><text:span text:style-name="T89">In case an answer from the slave </text:span><text:span text:style-name="T90">to a command from the master </text:span><text:span text:style-name="T89">has command[B1]=command[B2]=1</text:span><text:span text:style-name="T88"> </text:span><text:span text:style-name="T90">that means there are pending async messages from this slave, in that case the master has to send a command with only command[B2]=1 to enable the slave to send them :</text:span></text:p>
        </text:list-item>
        <text:list-item>
          <text:p text:style-name="P125"><text:span text:style-name="T90">Master → Slave : </text:span><text:span text:style-name="T91">send async event command</text:span></text:p>
          <text:p text:style-name="P126"><text:span text:style-name="T88">Slave→ Master : <text:s/></text:span><text:span text:style-name="T91">normal answer with </text:span><text:span text:style-name="T92">command[B2]=1 </text:span><text:span text:style-name="T93">(respect also the limit set by the master in the command byte)</text:span></text:p>
          <text:p text:style-name="P1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07-14T13:56:42.932851179</dc:date>
    <meta:editing-duration>P3DT6H24M22S</meta:editing-duration>
    <meta:editing-cycles>181</meta:editing-cycles>
    <meta:generator>LibreOffice/6.0.3.2$Linux_X86_64 LibreOffice_project/00m0$Build-2</meta:generator>
    <meta:document-statistic meta:table-count="2" meta:image-count="0" meta:object-count="0" meta:page-count="5" meta:paragraph-count="185" meta:word-count="1652" meta:character-count="9829" meta:non-whitespace-character-count="8393"/>
  </office:meta>
</office:document-meta>
</file>